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88992" calcext:value-type="float">
            <text:p>119.1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40224" calcext:value-type="float">
            <text:p>119.1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0728" calcext:value-type="float">
            <text:p>119.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65192" calcext:value-type="float">
            <text:p>119.2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10328" calcext:value-type="float">
            <text:p>119.2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38344" calcext:value-type="float">
            <text:p>119.3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68824" calcext:value-type="float">
            <text:p>119.3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47488" calcext:value-type="float">
            <text:p>119.3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77384" calcext:value-type="float">
            <text:p>119.2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23104" calcext:value-type="float">
            <text:p>119.3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11496" calcext:value-type="float">
            <text:p>119.4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2064" calcext:value-type="float">
            <text:p>119.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93208" calcext:value-type="float">
            <text:p>119.3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41976" calcext:value-type="float">
            <text:p>119.4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72456" calcext:value-type="float">
            <text:p>119.4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87112" calcext:value-type="float">
            <text:p>119.3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08448" calcext:value-type="float">
            <text:p>119.4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3588" calcext:value-type="float">
            <text:p>119.4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71872" calcext:value-type="float">
            <text:p>119.3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054" calcext:value-type="float">
            <text:p>119.4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3588" calcext:value-type="float">
            <text:p>119.4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17592" calcext:value-type="float">
            <text:p>119.4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7492" calcext:value-type="float">
            <text:p>119.3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78552" calcext:value-type="float">
            <text:p>119.4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54168" calcext:value-type="float">
            <text:p>119.4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35296" calcext:value-type="float">
            <text:p>119.3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92624" calcext:value-type="float">
            <text:p>119.2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53584" calcext:value-type="float">
            <text:p>119.3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65776" calcext:value-type="float">
            <text:p>119.3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50536" calcext:value-type="float">
            <text:p>119.3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99304" calcext:value-type="float">
            <text:p>119.3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11496" calcext:value-type="float">
            <text:p>119.4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08448" calcext:value-type="float">
            <text:p>119.4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87112" calcext:value-type="float">
            <text:p>119.3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08448" calcext:value-type="float">
            <text:p>119.4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87112" calcext:value-type="float">
            <text:p>119.3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08448" calcext:value-type="float">
            <text:p>119.4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48072" calcext:value-type="float">
            <text:p>119.4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05984" calcext:value-type="float">
            <text:p>119.5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4256" calcext:value-type="float">
            <text:p>119.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7304" calcext:value-type="float">
            <text:p>119.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7304" calcext:value-type="float">
            <text:p>119.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51704" calcext:value-type="float">
            <text:p>119.5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30368" calcext:value-type="float">
            <text:p>119.5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1208" calcext:value-type="float">
            <text:p>119.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63896" calcext:value-type="float">
            <text:p>119.5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24272" calcext:value-type="float">
            <text:p>119.5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7304" calcext:value-type="float">
            <text:p>119.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43144" calcext:value-type="float">
            <text:p>119.6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91912" calcext:value-type="float">
            <text:p>119.6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22392" calcext:value-type="float">
            <text:p>119.7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98008" calcext:value-type="float">
            <text:p>119.6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04104" calcext:value-type="float">
            <text:p>119.7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92496" calcext:value-type="float">
            <text:p>119.7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65648" calcext:value-type="float">
            <text:p>119.8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44896" calcext:value-type="float">
            <text:p>119.9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75376" calcext:value-type="float">
            <text:p>119.9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60136" calcext:value-type="float">
            <text:p>119.9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6928" calcext:value-type="float">
            <text:p>119.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18048" calcext:value-type="float">
            <text:p>120.0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03392" calcext:value-type="float">
            <text:p>120.1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03976" calcext:value-type="float">
            <text:p>120.2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86272" calcext:value-type="float">
            <text:p>120.2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07608" calcext:value-type="float">
            <text:p>120.3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8932" calcext:value-type="float">
            <text:p>120.2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7408" calcext:value-type="float">
            <text:p>120.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71032" calcext:value-type="float">
            <text:p>120.2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5884" calcext:value-type="float">
            <text:p>120.2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64936" calcext:value-type="float">
            <text:p>120.2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86272" calcext:value-type="float">
            <text:p>120.2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0456" calcext:value-type="float">
            <text:p>120.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6928" calcext:value-type="float">
            <text:p>119.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20512" calcext:value-type="float">
            <text:p>119.9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29072" calcext:value-type="float">
            <text:p>119.8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19344" calcext:value-type="float">
            <text:p>119.7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37048" calcext:value-type="float">
            <text:p>119.6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15712" calcext:value-type="float">
            <text:p>119.6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40096" calcext:value-type="float">
            <text:p>119.6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46192" calcext:value-type="float">
            <text:p>119.6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09616" calcext:value-type="float">
            <text:p>119.6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97424" calcext:value-type="float">
            <text:p>119.5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82184" calcext:value-type="float">
            <text:p>119.5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79136" calcext:value-type="float">
            <text:p>119.5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7304" calcext:value-type="float">
            <text:p>119.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33416" calcext:value-type="float">
            <text:p>119.5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09032" calcext:value-type="float">
            <text:p>119.5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9684" calcext:value-type="float">
            <text:p>119.4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9684" calcext:value-type="float">
            <text:p>119.4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75504" calcext:value-type="float">
            <text:p>119.4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38928" calcext:value-type="float">
            <text:p>119.4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93208" calcext:value-type="float">
            <text:p>119.3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4444" calcext:value-type="float">
            <text:p>119.3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292" calcext:value-type="float">
            <text:p>119.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26152" calcext:value-type="float">
            <text:p>119.3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01768" calcext:value-type="float">
            <text:p>119.3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77384" calcext:value-type="float">
            <text:p>119.2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56048" calcext:value-type="float">
            <text:p>119.2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3776" calcext:value-type="float">
            <text:p>119.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34712" calcext:value-type="float">
            <text:p>119.2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28616" calcext:value-type="float">
            <text:p>119.2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04232" calcext:value-type="float">
            <text:p>119.2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95088" calcext:value-type="float">
            <text:p>119.1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10328" calcext:value-type="float">
            <text:p>119.2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95088" calcext:value-type="float">
            <text:p>119.1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67656" calcext:value-type="float">
            <text:p>119.1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52416" calcext:value-type="float">
            <text:p>119.1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88992" calcext:value-type="float">
            <text:p>119.1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53" calcext:value-type="float">
            <text:p>119.2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77384" calcext:value-type="float">
            <text:p>119.2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59096" calcext:value-type="float">
            <text:p>119.2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43856" calcext:value-type="float">
            <text:p>119.2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65192" calcext:value-type="float">
            <text:p>119.2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6824" calcext:value-type="float">
            <text:p>119.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62144" calcext:value-type="float">
            <text:p>119.2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53" calcext:value-type="float">
            <text:p>119.2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56048" calcext:value-type="float">
            <text:p>119.2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53" calcext:value-type="float">
            <text:p>119.2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43856" calcext:value-type="float">
            <text:p>119.2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25568" calcext:value-type="float">
            <text:p>119.2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10328" calcext:value-type="float">
            <text:p>119.2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9204" calcext:value-type="float">
            <text:p>119.1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0728" calcext:value-type="float">
            <text:p>119.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40808" calcext:value-type="float">
            <text:p>119.2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3776" calcext:value-type="float">
            <text:p>119.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13376" calcext:value-type="float">
            <text:p>119.2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3776" calcext:value-type="float">
            <text:p>119.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77384" calcext:value-type="float">
            <text:p>119.2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1396" calcext:value-type="float">
            <text:p>119.3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47488" calcext:value-type="float">
            <text:p>119.3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65776" calcext:value-type="float">
            <text:p>119.3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5112" calcext:value-type="float">
            <text:p>119.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54752" calcext:value-type="float">
            <text:p>119.5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4924" calcext:value-type="float">
            <text:p>119.6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04104" calcext:value-type="float">
            <text:p>119.7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91912" calcext:value-type="float">
            <text:p>119.6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01056" calcext:value-type="float">
            <text:p>119.7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98008" calcext:value-type="float">
            <text:p>119.6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4924" calcext:value-type="float">
            <text:p>119.6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12664" calcext:value-type="float">
            <text:p>119.6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1876" calcext:value-type="float">
            <text:p>119.6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0352" calcext:value-type="float">
            <text:p>119.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00472" calcext:value-type="float">
            <text:p>119.6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00472" calcext:value-type="float">
            <text:p>119.6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48656" calcext:value-type="float">
            <text:p>119.5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6636" calcext:value-type="float">
            <text:p>119.4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96256" calcext:value-type="float">
            <text:p>119.3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56632" calcext:value-type="float">
            <text:p>119.3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04816" calcext:value-type="float">
            <text:p>119.3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71288" calcext:value-type="float">
            <text:p>119.2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49952" calcext:value-type="float">
            <text:p>119.2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3776" calcext:value-type="float">
            <text:p>119.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25568" calcext:value-type="float">
            <text:p>119.2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49368" calcext:value-type="float">
            <text:p>119.1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3108" calcext:value-type="float">
            <text:p>119.1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37176" calcext:value-type="float">
            <text:p>119.1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4632" calcext:value-type="float">
            <text:p>119.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37176" calcext:value-type="float">
            <text:p>119.1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94504" calcext:value-type="float">
            <text:p>119.0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03648" calcext:value-type="float">
            <text:p>119.1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88408" calcext:value-type="float">
            <text:p>119.0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51832" calcext:value-type="float">
            <text:p>119.0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9392" calcext:value-type="float">
            <text:p>118.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18304" calcext:value-type="float">
            <text:p>119.0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36592" calcext:value-type="float">
            <text:p>119.0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5488" calcext:value-type="float">
            <text:p>119.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45736" calcext:value-type="float">
            <text:p>119.0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57344" calcext:value-type="float">
            <text:p>118.9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14088" calcext:value-type="float">
            <text:p>118.8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68368" calcext:value-type="float">
            <text:p>118.7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56176" calcext:value-type="float">
            <text:p>118.7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86656" calcext:value-type="float">
            <text:p>118.7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17136" calcext:value-type="float">
            <text:p>118.8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38472" calcext:value-type="float">
            <text:p>118.8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47616" calcext:value-type="float">
            <text:p>118.8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5676" calcext:value-type="float">
            <text:p>118.8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84192" calcext:value-type="float">
            <text:p>118.8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59808" calcext:value-type="float">
            <text:p>118.8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1104" calcext:value-type="float">
            <text:p>118.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958" calcext:value-type="float">
            <text:p>118.7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8056" calcext:value-type="float">
            <text:p>118.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28744" calcext:value-type="float">
            <text:p>118.7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52544" calcext:value-type="float">
            <text:p>118.6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76928" calcext:value-type="float">
            <text:p>118.6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10456" calcext:value-type="float">
            <text:p>118.7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55592" calcext:value-type="float">
            <text:p>118.6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55008" calcext:value-type="float">
            <text:p>118.5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03192" calcext:value-type="float">
            <text:p>118.5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7576" calcext:value-type="float">
            <text:p>118.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6052" calcext:value-type="float">
            <text:p>118.4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54424" calcext:value-type="float">
            <text:p>118.4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81856" calcext:value-type="float">
            <text:p>118.4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69664" calcext:value-type="float">
            <text:p>118.4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36136" calcext:value-type="float">
            <text:p>118.4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8432" calcext:value-type="float">
            <text:p>118.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50792" calcext:value-type="float">
            <text:p>118.3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26408" calcext:value-type="float">
            <text:p>118.3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83736" calcext:value-type="float">
            <text:p>118.2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80688" calcext:value-type="float">
            <text:p>118.2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71544" calcext:value-type="float">
            <text:p>118.2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34968" calcext:value-type="float">
            <text:p>118.2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95344" calcext:value-type="float">
            <text:p>118.1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25824" calcext:value-type="float">
            <text:p>118.2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50208" calcext:value-type="float">
            <text:p>118.2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1668" calcext:value-type="float">
            <text:p>118.2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83736" calcext:value-type="float">
            <text:p>118.2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14216" calcext:value-type="float">
            <text:p>118.3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59352" calcext:value-type="float">
            <text:p>118.2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59352" calcext:value-type="float">
            <text:p>118.2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29456" calcext:value-type="float">
            <text:p>118.3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14216" calcext:value-type="float">
            <text:p>118.3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50792" calcext:value-type="float">
            <text:p>118.3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95928" calcext:value-type="float">
            <text:p>118.2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38016" calcext:value-type="float">
            <text:p>118.2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56888" calcext:value-type="float">
            <text:p>118.3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05656" calcext:value-type="float">
            <text:p>118.4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81272" calcext:value-type="float">
            <text:p>118.3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66032" calcext:value-type="float">
            <text:p>118.3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36136" calcext:value-type="float">
            <text:p>118.4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39184" calcext:value-type="float">
            <text:p>118.4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27576" calcext:value-type="float">
            <text:p>118.5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09872" calcext:value-type="float">
            <text:p>118.6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7388" calcext:value-type="float">
            <text:p>118.6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47032" calcext:value-type="float">
            <text:p>118.7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8912" calcext:value-type="float">
            <text:p>118.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4152" calcext:value-type="float">
            <text:p>118.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84192" calcext:value-type="float">
            <text:p>118.8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44568" calcext:value-type="float">
            <text:p>118.8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8724" calcext:value-type="float">
            <text:p>118.8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3296" calcext:value-type="float">
            <text:p>118.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87824" calcext:value-type="float">
            <text:p>118.9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3964" calcext:value-type="float">
            <text:p>119.0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00016" calcext:value-type="float">
            <text:p>119.0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66488" calcext:value-type="float">
            <text:p>118.9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60392" calcext:value-type="float">
            <text:p>118.9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60976" calcext:value-type="float">
            <text:p>119.0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48784" calcext:value-type="float">
            <text:p>119.0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34128" calcext:value-type="float">
            <text:p>119.1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00016" calcext:value-type="float">
            <text:p>119.0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45736" calcext:value-type="float">
            <text:p>119.0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3108" calcext:value-type="float">
            <text:p>119.1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21936" calcext:value-type="float">
            <text:p>119.1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21352" calcext:value-type="float">
            <text:p>119.0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244" calcext:value-type="float">
            <text:p>119.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09744" calcext:value-type="float">
            <text:p>119.1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97552" calcext:value-type="float">
            <text:p>119.0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67072" calcext:value-type="float">
            <text:p>119.0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7012" calcext:value-type="float">
            <text:p>119.0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24984" calcext:value-type="float">
            <text:p>119.1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49368" calcext:value-type="float">
            <text:p>119.1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0916" calcext:value-type="float">
            <text:p>119.0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36592" calcext:value-type="float">
            <text:p>119.0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96384" calcext:value-type="float">
            <text:p>118.8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07992" calcext:value-type="float">
            <text:p>118.8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90288" calcext:value-type="float">
            <text:p>118.8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75632" calcext:value-type="float">
            <text:p>118.9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69536" calcext:value-type="float">
            <text:p>118.9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8724" calcext:value-type="float">
            <text:p>118.8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57344" calcext:value-type="float">
            <text:p>118.9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96384" calcext:value-type="float">
            <text:p>118.8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96384" calcext:value-type="float">
            <text:p>118.8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84192" calcext:value-type="float">
            <text:p>118.8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3296" calcext:value-type="float">
            <text:p>118.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9392" calcext:value-type="float">
            <text:p>118.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5488" calcext:value-type="float">
            <text:p>119.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36592" calcext:value-type="float">
            <text:p>119.0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96968" calcext:value-type="float">
            <text:p>118.9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57344" calcext:value-type="float">
            <text:p>118.9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14672" calcext:value-type="float">
            <text:p>118.9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44568" calcext:value-type="float">
            <text:p>118.8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68368" calcext:value-type="float">
            <text:p>118.7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72" calcext:value-type="float">
            <text:p>118.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99432" calcext:value-type="float">
            <text:p>118.8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86656" calcext:value-type="float">
            <text:p>118.7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50664" calcext:value-type="float">
            <text:p>118.8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26864" calcext:value-type="float">
            <text:p>118.9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23816" calcext:value-type="float">
            <text:p>118.9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35424" calcext:value-type="float">
            <text:p>118.8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84192" calcext:value-type="float">
            <text:p>118.8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35424" calcext:value-type="float">
            <text:p>118.8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14088" calcext:value-type="float">
            <text:p>118.8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62856" calcext:value-type="float">
            <text:p>118.8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53128" calcext:value-type="float">
            <text:p>118.7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62272" calcext:value-type="float">
            <text:p>118.7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17136" calcext:value-type="float">
            <text:p>118.8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31792" calcext:value-type="float">
            <text:p>118.7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31792" calcext:value-type="float">
            <text:p>118.7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59224" calcext:value-type="float">
            <text:p>118.7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10456" calcext:value-type="float">
            <text:p>118.7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43984" calcext:value-type="float">
            <text:p>118.7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958" calcext:value-type="float">
            <text:p>118.7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43984" calcext:value-type="float">
            <text:p>118.7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31792" calcext:value-type="float">
            <text:p>118.7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3484" calcext:value-type="float">
            <text:p>118.7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70832" calcext:value-type="float">
            <text:p>118.6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74464" calcext:value-type="float">
            <text:p>118.7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71416" calcext:value-type="float">
            <text:p>118.7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5008" calcext:value-type="float">
            <text:p>118.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7388" calcext:value-type="float">
            <text:p>118.6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03776" calcext:value-type="float">
            <text:p>118.6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196" calcext:value-type="float">
            <text:p>118.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14088" calcext:value-type="float">
            <text:p>118.8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32376" calcext:value-type="float">
            <text:p>118.8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38472" calcext:value-type="float">
            <text:p>118.8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83608" calcext:value-type="float">
            <text:p>118.7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14088" calcext:value-type="float">
            <text:p>118.8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08576" calcext:value-type="float">
            <text:p>118.9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3964" calcext:value-type="float">
            <text:p>119.0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768" calcext:value-type="float">
            <text:p>119.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62144" calcext:value-type="float">
            <text:p>119.2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0728" calcext:value-type="float">
            <text:p>119.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58512" calcext:value-type="float">
            <text:p>119.1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65192" calcext:value-type="float">
            <text:p>119.2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74336" calcext:value-type="float">
            <text:p>119.2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10328" calcext:value-type="float">
            <text:p>119.2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3776" calcext:value-type="float">
            <text:p>119.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43272" calcext:value-type="float">
            <text:p>119.1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76216" calcext:value-type="float">
            <text:p>119.0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3108" calcext:value-type="float">
            <text:p>119.1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0728" calcext:value-type="float">
            <text:p>119.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95088" calcext:value-type="float">
            <text:p>119.1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80432" calcext:value-type="float">
            <text:p>119.2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1396" calcext:value-type="float">
            <text:p>119.3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81016" calcext:value-type="float">
            <text:p>119.3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62728" calcext:value-type="float">
            <text:p>119.3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29784" calcext:value-type="float">
            <text:p>119.4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33416" calcext:value-type="float">
            <text:p>119.5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30368" calcext:value-type="float">
            <text:p>119.5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84648" calcext:value-type="float">
            <text:p>119.4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2732" calcext:value-type="float">
            <text:p>119.5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93792" calcext:value-type="float">
            <text:p>119.4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38928" calcext:value-type="float">
            <text:p>119.4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14544" calcext:value-type="float">
            <text:p>119.4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816" calcext:value-type="float">
            <text:p>119.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69992" calcext:value-type="float">
            <text:p>119.5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02936" calcext:value-type="float">
            <text:p>119.5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3588" calcext:value-type="float">
            <text:p>119.4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96256" calcext:value-type="float">
            <text:p>119.3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35296" calcext:value-type="float">
            <text:p>119.3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35296" calcext:value-type="float">
            <text:p>119.3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054" calcext:value-type="float">
            <text:p>119.4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45024" calcext:value-type="float">
            <text:p>119.4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96256" calcext:value-type="float">
            <text:p>119.3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10328" calcext:value-type="float">
            <text:p>119.2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49952" calcext:value-type="float">
            <text:p>119.2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01184" calcext:value-type="float">
            <text:p>119.2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768" calcext:value-type="float">
            <text:p>119.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58512" calcext:value-type="float">
            <text:p>119.1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10328" calcext:value-type="float">
            <text:p>119.2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16424" calcext:value-type="float">
            <text:p>119.2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55464" calcext:value-type="float">
            <text:p>119.1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49952" calcext:value-type="float">
            <text:p>119.2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98136" calcext:value-type="float">
            <text:p>119.1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79848" calcext:value-type="float">
            <text:p>119.1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8348" calcext:value-type="float">
            <text:p>119.2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26152" calcext:value-type="float">
            <text:p>119.3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10912" calcext:value-type="float">
            <text:p>119.3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92624" calcext:value-type="float">
            <text:p>119.2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13376" calcext:value-type="float">
            <text:p>119.2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0728" calcext:value-type="float">
            <text:p>119.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01768" calcext:value-type="float">
            <text:p>119.3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07864" calcext:value-type="float">
            <text:p>119.3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77968" calcext:value-type="float">
            <text:p>119.3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4444" calcext:value-type="float">
            <text:p>119.3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1-13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10912" calcext:value-type="float">
            <text:p>119.3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20056" calcext:value-type="float">
            <text:p>119.3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87112" calcext:value-type="float">
            <text:p>119.3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65776" calcext:value-type="float">
            <text:p>119.3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41392" calcext:value-type="float">
            <text:p>119.3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87112" calcext:value-type="float">
            <text:p>119.3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54168" calcext:value-type="float">
            <text:p>119.4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6636" calcext:value-type="float">
            <text:p>119.4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96256" calcext:value-type="float">
            <text:p>119.3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92624" calcext:value-type="float">
            <text:p>119.2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17008" calcext:value-type="float">
            <text:p>119.3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71872" calcext:value-type="float">
            <text:p>119.3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9684" calcext:value-type="float">
            <text:p>119.4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33416" calcext:value-type="float">
            <text:p>119.5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816" calcext:value-type="float">
            <text:p>119.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69408" calcext:value-type="float">
            <text:p>119.4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60264" calcext:value-type="float">
            <text:p>119.4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84648" calcext:value-type="float">
            <text:p>119.4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85232" calcext:value-type="float">
            <text:p>119.5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4924" calcext:value-type="float">
            <text:p>119.6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8828" calcext:value-type="float">
            <text:p>119.5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69992" calcext:value-type="float">
            <text:p>119.5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00472" calcext:value-type="float">
            <text:p>119.6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45608" calcext:value-type="float">
            <text:p>119.5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00472" calcext:value-type="float">
            <text:p>119.6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58384" calcext:value-type="float">
            <text:p>119.6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98008" calcext:value-type="float">
            <text:p>119.6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98008" calcext:value-type="float">
            <text:p>119.6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98008" calcext:value-type="float">
            <text:p>119.6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62016" calcext:value-type="float">
            <text:p>119.7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43728" calcext:value-type="float">
            <text:p>119.7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37632" calcext:value-type="float">
            <text:p>119.7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19344" calcext:value-type="float">
            <text:p>119.7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13248" calcext:value-type="float">
            <text:p>119.7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7116" calcext:value-type="float">
            <text:p>119.7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98592" calcext:value-type="float">
            <text:p>119.7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04688" calcext:value-type="float">
            <text:p>119.8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29072" calcext:value-type="float">
            <text:p>119.8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83936" calcext:value-type="float">
            <text:p>119.8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2356" calcext:value-type="float">
            <text:p>119.9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72328" calcext:value-type="float">
            <text:p>119.9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63768" calcext:value-type="float">
            <text:p>120.0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15584" calcext:value-type="float">
            <text:p>120.1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436" calcext:value-type="float">
            <text:p>120.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25896" calcext:value-type="float">
            <text:p>120.3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71032" calcext:value-type="float">
            <text:p>120.2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92368" calcext:value-type="float">
            <text:p>120.2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92368" calcext:value-type="float">
            <text:p>120.2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95416" calcext:value-type="float">
            <text:p>120.2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53328" calcext:value-type="float">
            <text:p>120.3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59424" calcext:value-type="float">
            <text:p>120.3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44184" calcext:value-type="float">
            <text:p>120.3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71616" calcext:value-type="float">
            <text:p>120.3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02096" calcext:value-type="float">
            <text:p>120.4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74664" calcext:value-type="float">
            <text:p>120.3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13704" calcext:value-type="float">
            <text:p>120.3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71032" calcext:value-type="float">
            <text:p>120.2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25312" calcext:value-type="float">
            <text:p>120.2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91784" calcext:value-type="float">
            <text:p>120.1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39968" calcext:value-type="float">
            <text:p>120.1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85104" calcext:value-type="float">
            <text:p>120.0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39384" calcext:value-type="float">
            <text:p>120.0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5404" calcext:value-type="float">
            <text:p>119.9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4736" calcext:value-type="float">
            <text:p>119.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37632" calcext:value-type="float">
            <text:p>119.7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1876" calcext:value-type="float">
            <text:p>119.6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48656" calcext:value-type="float">
            <text:p>119.5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39512" calcext:value-type="float">
            <text:p>119.5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2732" calcext:value-type="float">
            <text:p>119.5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816" calcext:value-type="float">
            <text:p>119.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38928" calcext:value-type="float">
            <text:p>119.4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23688" calcext:value-type="float">
            <text:p>119.4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17592" calcext:value-type="float">
            <text:p>119.4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22192" calcext:value-type="float">
            <text:p>118.1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19144" calcext:value-type="float">
            <text:p>118.1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88664" calcext:value-type="float">
            <text:p>118.0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39896" calcext:value-type="float">
            <text:p>118.0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81984" calcext:value-type="float">
            <text:p>117.9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45992" calcext:value-type="float">
            <text:p>118.0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94176" calcext:value-type="float">
            <text:p>117.9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09416" calcext:value-type="float">
            <text:p>118.0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91128" calcext:value-type="float">
            <text:p>117.9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93592" calcext:value-type="float">
            <text:p>117.8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9664" calcext:value-type="float">
            <text:p>117.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17976" calcext:value-type="float">
            <text:p>117.9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1188" calcext:value-type="float">
            <text:p>117.9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9664" calcext:value-type="float">
            <text:p>117.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17976" calcext:value-type="float">
            <text:p>117.9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30168" calcext:value-type="float">
            <text:p>117.9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08832" calcext:value-type="float">
            <text:p>117.9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4236" calcext:value-type="float">
            <text:p>117.9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0332" calcext:value-type="float">
            <text:p>118.0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58184" calcext:value-type="float">
            <text:p>118.0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00856" calcext:value-type="float">
            <text:p>118.1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85616" calcext:value-type="float">
            <text:p>118.0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73424" calcext:value-type="float">
            <text:p>118.0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38016" calcext:value-type="float">
            <text:p>118.2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8432" calcext:value-type="float">
            <text:p>118.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69664" calcext:value-type="float">
            <text:p>118.4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73296" calcext:value-type="float">
            <text:p>118.5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94632" calcext:value-type="float">
            <text:p>118.5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15968" calcext:value-type="float">
            <text:p>118.6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94632" calcext:value-type="float">
            <text:p>118.5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79392" calcext:value-type="float">
            <text:p>118.5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9768" calcext:value-type="float">
            <text:p>118.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46448" calcext:value-type="float">
            <text:p>118.6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5864" calcext:value-type="float">
            <text:p>118.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47032" calcext:value-type="float">
            <text:p>118.7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196" calcext:value-type="float">
            <text:p>118.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40352" calcext:value-type="float">
            <text:p>118.6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7388" calcext:value-type="float">
            <text:p>118.6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47032" calcext:value-type="float">
            <text:p>118.7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98848" calcext:value-type="float">
            <text:p>118.7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1104" calcext:value-type="float">
            <text:p>118.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56176" calcext:value-type="float">
            <text:p>118.7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22648" calcext:value-type="float">
            <text:p>118.7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64736" calcext:value-type="float">
            <text:p>118.6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95216" calcext:value-type="float">
            <text:p>118.6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76928" calcext:value-type="float">
            <text:p>118.6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5008" calcext:value-type="float">
            <text:p>118.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6532" calcext:value-type="float">
            <text:p>118.7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49496" calcext:value-type="float">
            <text:p>118.6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34256" calcext:value-type="float">
            <text:p>118.6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34256" calcext:value-type="float">
            <text:p>118.6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61104" calcext:value-type="float">
            <text:p>118.5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09288" calcext:value-type="float">
            <text:p>118.5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9768" calcext:value-type="float">
            <text:p>118.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85488" calcext:value-type="float">
            <text:p>118.5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4528" calcext:value-type="float">
            <text:p>118.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20312" calcext:value-type="float">
            <text:p>118.3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41064" calcext:value-type="float">
            <text:p>118.2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13632" calcext:value-type="float">
            <text:p>118.2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41064" calcext:value-type="float">
            <text:p>118.2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80688" calcext:value-type="float">
            <text:p>118.2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05072" calcext:value-type="float">
            <text:p>118.3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75176" calcext:value-type="float">
            <text:p>118.3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81272" calcext:value-type="float">
            <text:p>118.3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59352" calcext:value-type="float">
            <text:p>118.2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10584" calcext:value-type="float">
            <text:p>118.2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0812" calcext:value-type="float">
            <text:p>118.3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33088" calcext:value-type="float">
            <text:p>118.4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8432" calcext:value-type="float">
            <text:p>118.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20896" calcext:value-type="float">
            <text:p>118.4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11752" calcext:value-type="float">
            <text:p>118.4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87368" calcext:value-type="float">
            <text:p>118.3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81856" calcext:value-type="float">
            <text:p>118.4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63568" calcext:value-type="float">
            <text:p>118.4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72712" calcext:value-type="float">
            <text:p>118.4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27576" calcext:value-type="float">
            <text:p>118.5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4528" calcext:value-type="float">
            <text:p>118.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33088" calcext:value-type="float">
            <text:p>118.4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63568" calcext:value-type="float">
            <text:p>118.4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27576" calcext:value-type="float">
            <text:p>118.5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88536" calcext:value-type="float">
            <text:p>118.5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9768" calcext:value-type="float">
            <text:p>118.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79392" calcext:value-type="float">
            <text:p>118.5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34256" calcext:value-type="float">
            <text:p>118.6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22648" calcext:value-type="float">
            <text:p>118.7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6532" calcext:value-type="float">
            <text:p>118.7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56176" calcext:value-type="float">
            <text:p>118.7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59224" calcext:value-type="float">
            <text:p>118.7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4152" calcext:value-type="float">
            <text:p>118.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8724" calcext:value-type="float">
            <text:p>118.8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51248" calcext:value-type="float">
            <text:p>118.9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11624" calcext:value-type="float">
            <text:p>118.9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01312" calcext:value-type="float">
            <text:p>118.7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53128" calcext:value-type="float">
            <text:p>118.7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07992" calcext:value-type="float">
            <text:p>118.8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99432" calcext:value-type="float">
            <text:p>118.8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65904" calcext:value-type="float">
            <text:p>118.8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29328" calcext:value-type="float">
            <text:p>118.8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65904" calcext:value-type="float">
            <text:p>118.8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0248" calcext:value-type="float">
            <text:p>118.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96384" calcext:value-type="float">
            <text:p>118.8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05528" calcext:value-type="float">
            <text:p>118.9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03064" calcext:value-type="float">
            <text:p>119.0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84776" calcext:value-type="float">
            <text:p>118.9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72584" calcext:value-type="float">
            <text:p>118.9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6344" calcext:value-type="float">
            <text:p>118.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29912" calcext:value-type="float">
            <text:p>118.9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75048" calcext:value-type="float">
            <text:p>118.8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99432" calcext:value-type="float">
            <text:p>118.8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90288" calcext:value-type="float">
            <text:p>118.8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04944" calcext:value-type="float">
            <text:p>118.8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43984" calcext:value-type="float">
            <text:p>118.7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53128" calcext:value-type="float">
            <text:p>118.7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10456" calcext:value-type="float">
            <text:p>118.7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61688" calcext:value-type="float">
            <text:p>118.6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22064" calcext:value-type="float">
            <text:p>118.6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40352" calcext:value-type="float">
            <text:p>118.6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70832" calcext:value-type="float">
            <text:p>118.6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70832" calcext:value-type="float">
            <text:p>118.6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25696" calcext:value-type="float">
            <text:p>118.7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98264" calcext:value-type="float">
            <text:p>118.6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22648" calcext:value-type="float">
            <text:p>118.7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56176" calcext:value-type="float">
            <text:p>118.7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59224" calcext:value-type="float">
            <text:p>118.7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59224" calcext:value-type="float">
            <text:p>118.7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22648" calcext:value-type="float">
            <text:p>118.7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25696" calcext:value-type="float">
            <text:p>118.7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3484" calcext:value-type="float">
            <text:p>118.7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3484" calcext:value-type="float">
            <text:p>118.7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92752" calcext:value-type="float">
            <text:p>118.7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38472" calcext:value-type="float">
            <text:p>118.8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77512" calcext:value-type="float">
            <text:p>118.7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31208" calcext:value-type="float">
            <text:p>118.6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1292" calcext:value-type="float">
            <text:p>118.6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52544" calcext:value-type="float">
            <text:p>118.6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64736" calcext:value-type="float">
            <text:p>118.6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67784" calcext:value-type="float">
            <text:p>118.6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9768" calcext:value-type="float">
            <text:p>118.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69664" calcext:value-type="float">
            <text:p>118.4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58056" calcext:value-type="float">
            <text:p>118.5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30624" calcext:value-type="float">
            <text:p>118.5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81856" calcext:value-type="float">
            <text:p>118.4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61688" calcext:value-type="float">
            <text:p>118.6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25696" calcext:value-type="float">
            <text:p>118.7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01312" calcext:value-type="float">
            <text:p>118.7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01896" calcext:value-type="float">
            <text:p>118.8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8724" calcext:value-type="float">
            <text:p>118.8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65904" calcext:value-type="float">
            <text:p>118.8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90288" calcext:value-type="float">
            <text:p>118.8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23816" calcext:value-type="float">
            <text:p>118.9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72" calcext:value-type="float">
            <text:p>118.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35424" calcext:value-type="float">
            <text:p>118.8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35424" calcext:value-type="float">
            <text:p>118.8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44568" calcext:value-type="float">
            <text:p>118.8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2628" calcext:value-type="float">
            <text:p>118.8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59808" calcext:value-type="float">
            <text:p>118.8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62856" calcext:value-type="float">
            <text:p>118.8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42104" calcext:value-type="float">
            <text:p>118.9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00016" calcext:value-type="float">
            <text:p>119.0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15256" calcext:value-type="float">
            <text:p>119.0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51832" calcext:value-type="float">
            <text:p>119.0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36592" calcext:value-type="float">
            <text:p>119.0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51832" calcext:value-type="float">
            <text:p>119.0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57928" calcext:value-type="float">
            <text:p>119.0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36592" calcext:value-type="float">
            <text:p>119.0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73168" calcext:value-type="float">
            <text:p>119.0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70704" calcext:value-type="float">
            <text:p>119.1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59096" calcext:value-type="float">
            <text:p>119.2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8348" calcext:value-type="float">
            <text:p>119.2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56048" calcext:value-type="float">
            <text:p>119.2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16424" calcext:value-type="float">
            <text:p>119.2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49952" calcext:value-type="float">
            <text:p>119.2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34712" calcext:value-type="float">
            <text:p>119.2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0728" calcext:value-type="float">
            <text:p>119.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77384" calcext:value-type="float">
            <text:p>119.2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5112" calcext:value-type="float">
            <text:p>119.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84648" calcext:value-type="float">
            <text:p>119.4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05984" calcext:value-type="float">
            <text:p>119.5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99888" calcext:value-type="float">
            <text:p>119.4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66944" calcext:value-type="float">
            <text:p>119.5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36464" calcext:value-type="float">
            <text:p>119.5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51704" calcext:value-type="float">
            <text:p>119.5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82184" calcext:value-type="float">
            <text:p>119.5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43144" calcext:value-type="float">
            <text:p>119.6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24856" calcext:value-type="float">
            <text:p>119.6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00472" calcext:value-type="float">
            <text:p>119.6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98008" calcext:value-type="float">
            <text:p>119.6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65064" calcext:value-type="float">
            <text:p>119.7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04104" calcext:value-type="float">
            <text:p>119.7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07152" calcext:value-type="float">
            <text:p>119.7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07152" calcext:value-type="float">
            <text:p>119.7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73624" calcext:value-type="float">
            <text:p>119.6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13248" calcext:value-type="float">
            <text:p>119.7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74208" calcext:value-type="float">
            <text:p>119.7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58968" calcext:value-type="float">
            <text:p>119.7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1-1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5592" calcext:value-type="float">
            <text:p>119.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89448" calcext:value-type="float">
            <text:p>119.7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04688" calcext:value-type="float">
            <text:p>119.8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29072" calcext:value-type="float">
            <text:p>119.8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1688" calcext:value-type="float">
            <text:p>119.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53456" calcext:value-type="float">
            <text:p>119.8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44312" calcext:value-type="float">
            <text:p>119.8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864" calcext:value-type="float">
            <text:p>119.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34" calcext:value-type="float">
            <text:p>119.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27904" calcext:value-type="float">
            <text:p>119.6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79136" calcext:value-type="float">
            <text:p>119.5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1876" calcext:value-type="float">
            <text:p>119.6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21808" calcext:value-type="float">
            <text:p>119.6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33416" calcext:value-type="float">
            <text:p>119.5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93792" calcext:value-type="float">
            <text:p>119.4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87696" calcext:value-type="float">
            <text:p>119.4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84648" calcext:value-type="float">
            <text:p>119.4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93792" calcext:value-type="float">
            <text:p>119.4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90744" calcext:value-type="float">
            <text:p>119.4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30368" calcext:value-type="float">
            <text:p>119.5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09032" calcext:value-type="float">
            <text:p>119.5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816" calcext:value-type="float">
            <text:p>119.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1208" calcext:value-type="float">
            <text:p>119.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24272" calcext:value-type="float">
            <text:p>119.5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21224" calcext:value-type="float">
            <text:p>119.5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54752" calcext:value-type="float">
            <text:p>119.5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15128" calcext:value-type="float">
            <text:p>119.5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24272" calcext:value-type="float">
            <text:p>119.5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33416" calcext:value-type="float">
            <text:p>119.5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60848" calcext:value-type="float">
            <text:p>119.5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1876" calcext:value-type="float">
            <text:p>119.6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58384" calcext:value-type="float">
            <text:p>119.6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9496" calcext:value-type="float">
            <text:p>119.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73624" calcext:value-type="float">
            <text:p>119.6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24856" calcext:value-type="float">
            <text:p>119.6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43144" calcext:value-type="float">
            <text:p>119.6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6448" calcext:value-type="float">
            <text:p>119.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13248" calcext:value-type="float">
            <text:p>119.7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2544" calcext:value-type="float">
            <text:p>119.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58968" calcext:value-type="float">
            <text:p>119.7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626" calcext:value-type="float">
            <text:p>119.8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71744" calcext:value-type="float">
            <text:p>119.8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4736" calcext:value-type="float">
            <text:p>119.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65648" calcext:value-type="float">
            <text:p>119.8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99176" calcext:value-type="float">
            <text:p>119.8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17464" calcext:value-type="float">
            <text:p>119.9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2356" calcext:value-type="float">
            <text:p>119.9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99176" calcext:value-type="float">
            <text:p>119.8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59552" calcext:value-type="float">
            <text:p>119.8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38216" calcext:value-type="float">
            <text:p>119.8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19928" calcext:value-type="float">
            <text:p>119.8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10784" calcext:value-type="float">
            <text:p>119.8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92496" calcext:value-type="float">
            <text:p>119.7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68112" calcext:value-type="float">
            <text:p>119.7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80304" calcext:value-type="float">
            <text:p>119.7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95544" calcext:value-type="float">
            <text:p>119.7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04688" calcext:value-type="float">
            <text:p>119.8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74208" calcext:value-type="float">
            <text:p>119.7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52872" calcext:value-type="float">
            <text:p>119.7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92496" calcext:value-type="float">
            <text:p>119.7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13832" calcext:value-type="float">
            <text:p>119.8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41264" calcext:value-type="float">
            <text:p>119.8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68696" calcext:value-type="float">
            <text:p>119.8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80888" calcext:value-type="float">
            <text:p>119.8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86984" calcext:value-type="float">
            <text:p>119.8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11368" calcext:value-type="float">
            <text:p>119.9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29656" calcext:value-type="float">
            <text:p>119.9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81472" calcext:value-type="float">
            <text:p>119.9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33288" calcext:value-type="float">
            <text:p>120.0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63768" calcext:value-type="float">
            <text:p>120.0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00344" calcext:value-type="float">
            <text:p>120.1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58256" calcext:value-type="float">
            <text:p>120.1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73496" calcext:value-type="float">
            <text:p>120.1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88736" calcext:value-type="float">
            <text:p>120.1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34456" calcext:value-type="float">
            <text:p>120.2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83224" calcext:value-type="float">
            <text:p>120.2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0456" calcext:value-type="float">
            <text:p>120.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86272" calcext:value-type="float">
            <text:p>120.2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7408" calcext:value-type="float">
            <text:p>120.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67984" calcext:value-type="float">
            <text:p>120.2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95416" calcext:value-type="float">
            <text:p>120.2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25896" calcext:value-type="float">
            <text:p>120.3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38088" calcext:value-type="float">
            <text:p>120.3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07608" calcext:value-type="float">
            <text:p>120.3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80176" calcext:value-type="float">
            <text:p>120.2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64936" calcext:value-type="float">
            <text:p>120.2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34456" calcext:value-type="float">
            <text:p>120.2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91784" calcext:value-type="float">
            <text:p>120.1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61304" calcext:value-type="float">
            <text:p>120.1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55208" calcext:value-type="float">
            <text:p>120.1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674" calcext:value-type="float">
            <text:p>120.1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12536" calcext:value-type="float">
            <text:p>120.1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18632" calcext:value-type="float">
            <text:p>120.1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0644" calcext:value-type="float">
            <text:p>120.1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33288" calcext:value-type="float">
            <text:p>120.0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21096" calcext:value-type="float">
            <text:p>120.0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96712" calcext:value-type="float">
            <text:p>119.9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35752" calcext:value-type="float">
            <text:p>119.9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02224" calcext:value-type="float">
            <text:p>119.9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626" calcext:value-type="float">
            <text:p>119.8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50408" calcext:value-type="float">
            <text:p>119.8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83352" calcext:value-type="float">
            <text:p>119.7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28488" calcext:value-type="float">
            <text:p>119.7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04104" calcext:value-type="float">
            <text:p>119.7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30952" calcext:value-type="float">
            <text:p>119.6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48656" calcext:value-type="float">
            <text:p>119.5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5112" calcext:value-type="float">
            <text:p>119.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08448" calcext:value-type="float">
            <text:p>119.4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71872" calcext:value-type="float">
            <text:p>119.3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23104" calcext:value-type="float">
            <text:p>119.3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46904" calcext:value-type="float">
            <text:p>119.2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4632" calcext:value-type="float">
            <text:p>119.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7012" calcext:value-type="float">
            <text:p>119.0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9392" calcext:value-type="float">
            <text:p>118.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7868" calcext:value-type="float">
            <text:p>118.9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3296" calcext:value-type="float">
            <text:p>118.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78096" calcext:value-type="float">
            <text:p>118.8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53712" calcext:value-type="float">
            <text:p>118.8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35424" calcext:value-type="float">
            <text:p>118.8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92752" calcext:value-type="float">
            <text:p>118.7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68368" calcext:value-type="float">
            <text:p>118.7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56176" calcext:value-type="float">
            <text:p>118.7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47032" calcext:value-type="float">
            <text:p>118.7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37888" calcext:value-type="float">
            <text:p>118.7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10456" calcext:value-type="float">
            <text:p>118.7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61688" calcext:value-type="float">
            <text:p>118.6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03776" calcext:value-type="float">
            <text:p>118.6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15384" calcext:value-type="float">
            <text:p>118.5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33088" calcext:value-type="float">
            <text:p>118.4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62984" calcext:value-type="float">
            <text:p>118.3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386" calcext:value-type="float">
            <text:p>118.3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20312" calcext:value-type="float">
            <text:p>118.3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20312" calcext:value-type="float">
            <text:p>118.3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35552" calcext:value-type="float">
            <text:p>118.3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11168" calcext:value-type="float">
            <text:p>118.3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11168" calcext:value-type="float">
            <text:p>118.3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02024" calcext:value-type="float">
            <text:p>118.3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56304" calcext:value-type="float">
            <text:p>118.2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28872" calcext:value-type="float">
            <text:p>118.2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862" calcext:value-type="float">
            <text:p>118.1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1" calcext:value-type="float">
            <text:p>118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55136" calcext:value-type="float">
            <text:p>118.0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24656" calcext:value-type="float">
            <text:p>118.0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576" calcext:value-type="float">
            <text:p>117.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08832" calcext:value-type="float">
            <text:p>117.9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814" calcext:value-type="float">
            <text:p>117.8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69208" calcext:value-type="float">
            <text:p>117.8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53968" calcext:value-type="float">
            <text:p>117.8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26536" calcext:value-type="float">
            <text:p>117.8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02152" calcext:value-type="float">
            <text:p>117.8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65576" calcext:value-type="float">
            <text:p>117.7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22904" calcext:value-type="float">
            <text:p>117.7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35096" calcext:value-type="float">
            <text:p>117.7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71088" calcext:value-type="float">
            <text:p>117.6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04032" calcext:value-type="float">
            <text:p>117.6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88792" calcext:value-type="float">
            <text:p>117.5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31464" calcext:value-type="float">
            <text:p>117.6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8328" calcext:value-type="float">
            <text:p>117.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3756" calcext:value-type="float">
            <text:p>117.6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16224" calcext:value-type="float">
            <text:p>117.6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2232" calcext:value-type="float">
            <text:p>117.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70504" calcext:value-type="float">
            <text:p>117.5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09544" calcext:value-type="float">
            <text:p>117.5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91256" calcext:value-type="float">
            <text:p>117.4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6992" calcext:value-type="float">
            <text:p>117.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45536" calcext:value-type="float">
            <text:p>117.4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5468" calcext:value-type="float">
            <text:p>117.4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91256" calcext:value-type="float">
            <text:p>117.4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8516" calcext:value-type="float">
            <text:p>117.4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5-31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84576" calcext:value-type="float">
            <text:p>117.3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5656" calcext:value-type="float">
            <text:p>117.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2608" calcext:value-type="float">
            <text:p>117.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23032" calcext:value-type="float">
            <text:p>117.2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47416" calcext:value-type="float">
            <text:p>117.2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32176" calcext:value-type="float">
            <text:p>117.2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62072" calcext:value-type="float">
            <text:p>117.1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95016" calcext:value-type="float">
            <text:p>117.0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37104" calcext:value-type="float">
            <text:p>117.0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4432" calcext:value-type="float">
            <text:p>116.9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9672" calcext:value-type="float">
            <text:p>117.0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6248" calcext:value-type="float">
            <text:p>117.0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1272" calcext:value-type="float">
            <text:p>117.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3096" calcext:value-type="float">
            <text:p>116.9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96896" calcext:value-type="float">
            <text:p>116.8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51176" calcext:value-type="float">
            <text:p>116.8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69464" calcext:value-type="float">
            <text:p>116.8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35936" calcext:value-type="float">
            <text:p>116.8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81072" calcext:value-type="float">
            <text:p>116.7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47544" calcext:value-type="float">
            <text:p>116.7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10968" calcext:value-type="float">
            <text:p>116.7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28672" calcext:value-type="float">
            <text:p>116.6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37232" calcext:value-type="float">
            <text:p>116.5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7264" calcext:value-type="float">
            <text:p>116.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78152" calcext:value-type="float">
            <text:p>116.2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2024" calcext:value-type="float">
            <text:p>116.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37944" calcext:value-type="float">
            <text:p>116.1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16024" calcext:value-type="float">
            <text:p>116.0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88008" calcext:value-type="float">
            <text:p>115.8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35608" calcext:value-type="float">
            <text:p>115.7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19784" calcext:value-type="float">
            <text:p>115.6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92352" calcext:value-type="float">
            <text:p>115.5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98448" calcext:value-type="float">
            <text:p>115.5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86256" calcext:value-type="float">
            <text:p>115.5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954" calcext:value-type="float">
            <text:p>115.5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50264" calcext:value-type="float">
            <text:p>115.6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2588" calcext:value-type="float">
            <text:p>115.6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2588" calcext:value-type="float">
            <text:p>115.6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35024" calcext:value-type="float">
            <text:p>115.6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19784" calcext:value-type="float">
            <text:p>115.6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1064" calcext:value-type="float">
            <text:p>115.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71016" calcext:value-type="float">
            <text:p>115.5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52728" calcext:value-type="float">
            <text:p>115.5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86256" calcext:value-type="float">
            <text:p>115.5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1064" calcext:value-type="float">
            <text:p>115.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22832" calcext:value-type="float">
            <text:p>115.6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01496" calcext:value-type="float">
            <text:p>115.6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04544" calcext:value-type="float">
            <text:p>115.6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44168" calcext:value-type="float">
            <text:p>115.6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0208" calcext:value-type="float">
            <text:p>115.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66088" calcext:value-type="float">
            <text:p>115.7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05712" calcext:value-type="float">
            <text:p>115.8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3924" calcext:value-type="float">
            <text:p>115.8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63624" calcext:value-type="float">
            <text:p>115.8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24584" calcext:value-type="float">
            <text:p>115.9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42872" calcext:value-type="float">
            <text:p>115.9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7048" calcext:value-type="float">
            <text:p>115.8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53896" calcext:value-type="float">
            <text:p>115.7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0876" calcext:value-type="float">
            <text:p>115.8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94104" calcext:value-type="float">
            <text:p>115.8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39824" calcext:value-type="float">
            <text:p>115.9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66672" calcext:value-type="float">
            <text:p>115.8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9164" calcext:value-type="float">
            <text:p>115.9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70888" calcext:value-type="float">
            <text:p>116.0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01368" calcext:value-type="float">
            <text:p>116.1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61744" calcext:value-type="float">
            <text:p>116.0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19072" calcext:value-type="float">
            <text:p>116.0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9164" calcext:value-type="float">
            <text:p>115.9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19072" calcext:value-type="float">
            <text:p>116.0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55648" calcext:value-type="float">
            <text:p>116.0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31264" calcext:value-type="float">
            <text:p>116.0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55648" calcext:value-type="float">
            <text:p>116.0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58696" calcext:value-type="float">
            <text:p>116.0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47088" calcext:value-type="float">
            <text:p>116.1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50136" calcext:value-type="float">
            <text:p>116.1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01368" calcext:value-type="float">
            <text:p>116.1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34312" calcext:value-type="float">
            <text:p>116.0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4404" calcext:value-type="float">
            <text:p>116.1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14144" calcext:value-type="float">
            <text:p>116.2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95856" calcext:value-type="float">
            <text:p>116.1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53184" calcext:value-type="float">
            <text:p>116.1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5928" calcext:value-type="float">
            <text:p>116.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41576" calcext:value-type="float">
            <text:p>116.2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41576" calcext:value-type="float">
            <text:p>116.2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99488" calcext:value-type="float">
            <text:p>116.2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20824" calcext:value-type="float">
            <text:p>116.3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56816" calcext:value-type="float">
            <text:p>116.2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36064" calcext:value-type="float">
            <text:p>116.3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97024" calcext:value-type="float">
            <text:p>116.3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81784" calcext:value-type="float">
            <text:p>116.3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52472" calcext:value-type="float">
            <text:p>116.5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7076" calcext:value-type="float">
            <text:p>116.5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76856" calcext:value-type="float">
            <text:p>116.5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91512" calcext:value-type="float">
            <text:p>116.4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34768" calcext:value-type="float">
            <text:p>116.6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59736" calcext:value-type="float">
            <text:p>116.7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48128" calcext:value-type="float">
            <text:p>116.8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6888" calcext:value-type="float">
            <text:p>116.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13432" calcext:value-type="float">
            <text:p>116.6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74392" calcext:value-type="float">
            <text:p>116.6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80488" calcext:value-type="float">
            <text:p>116.6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2316" calcext:value-type="float">
            <text:p>116.7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05456" calcext:value-type="float">
            <text:p>116.8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51176" calcext:value-type="float">
            <text:p>116.8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6888" calcext:value-type="float">
            <text:p>116.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47544" calcext:value-type="float">
            <text:p>116.7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4696" calcext:value-type="float">
            <text:p>116.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10968" calcext:value-type="float">
            <text:p>116.7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47544" calcext:value-type="float">
            <text:p>116.7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4508" calcext:value-type="float">
            <text:p>116.8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4508" calcext:value-type="float">
            <text:p>116.8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83536" calcext:value-type="float">
            <text:p>116.6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20112" calcext:value-type="float">
            <text:p>116.7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59152" calcext:value-type="float">
            <text:p>116.6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4028" calcext:value-type="float">
            <text:p>116.5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12848" calcext:value-type="float">
            <text:p>116.5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70176" calcext:value-type="float">
            <text:p>116.4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7932" calcext:value-type="float">
            <text:p>116.4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75104" calcext:value-type="float">
            <text:p>116.2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14144" calcext:value-type="float">
            <text:p>116.2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2024" calcext:value-type="float">
            <text:p>116.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14144" calcext:value-type="float">
            <text:p>116.2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7452" calcext:value-type="float">
            <text:p>116.1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19656" calcext:value-type="float">
            <text:p>116.1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22704" calcext:value-type="float">
            <text:p>116.1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7452" calcext:value-type="float">
            <text:p>116.1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16608" calcext:value-type="float">
            <text:p>116.1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8976" calcext:value-type="float">
            <text:p>116.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01952" calcext:value-type="float">
            <text:p>116.2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47088" calcext:value-type="float">
            <text:p>116.1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17192" calcext:value-type="float">
            <text:p>116.2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56816" calcext:value-type="float">
            <text:p>116.2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40992" calcext:value-type="float">
            <text:p>116.1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56232" calcext:value-type="float">
            <text:p>116.1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65376" calcext:value-type="float">
            <text:p>116.1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16608" calcext:value-type="float">
            <text:p>116.1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23288" calcext:value-type="float">
            <text:p>116.2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4216" calcext:value-type="float">
            <text:p>116.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0312" calcext:value-type="float">
            <text:p>116.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4216" calcext:value-type="float">
            <text:p>116.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75104" calcext:value-type="float">
            <text:p>116.2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23872" calcext:value-type="float">
            <text:p>116.3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93976" calcext:value-type="float">
            <text:p>116.3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85416" calcext:value-type="float">
            <text:p>116.4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31136" calcext:value-type="float">
            <text:p>116.5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4028" calcext:value-type="float">
            <text:p>116.5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21992" calcext:value-type="float">
            <text:p>116.5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82368" calcext:value-type="float">
            <text:p>116.4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1836" calcext:value-type="float">
            <text:p>116.4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88464" calcext:value-type="float">
            <text:p>116.4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06752" calcext:value-type="float">
            <text:p>116.5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06752" calcext:value-type="float">
            <text:p>116.5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28088" calcext:value-type="float">
            <text:p>116.5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27504" calcext:value-type="float">
            <text:p>116.4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60448" calcext:value-type="float">
            <text:p>116.3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24456" calcext:value-type="float">
            <text:p>116.4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00072" calcext:value-type="float">
            <text:p>116.4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93976" calcext:value-type="float">
            <text:p>116.3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21408" calcext:value-type="float">
            <text:p>116.4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6648" calcext:value-type="float">
            <text:p>116.4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8788" calcext:value-type="float">
            <text:p>116.3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36" calcext:value-type="float">
            <text:p>116.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85416" calcext:value-type="float">
            <text:p>116.4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51888" calcext:value-type="float">
            <text:p>116.4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42744" calcext:value-type="float">
            <text:p>116.4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60448" calcext:value-type="float">
            <text:p>116.3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08632" calcext:value-type="float">
            <text:p>116.3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6596" calcext:value-type="float">
            <text:p>116.2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53768" calcext:value-type="float">
            <text:p>116.2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02536" calcext:value-type="float">
            <text:p>116.3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09216" calcext:value-type="float">
            <text:p>116.4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57984" calcext:value-type="float">
            <text:p>116.4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76272" calcext:value-type="float">
            <text:p>116.4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88464" calcext:value-type="float">
            <text:p>116.4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21992" calcext:value-type="float">
            <text:p>116.5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4028" calcext:value-type="float">
            <text:p>116.5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85416" calcext:value-type="float">
            <text:p>116.4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91512" calcext:value-type="float">
            <text:p>116.4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40864" calcext:value-type="float">
            <text:p>116.6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78024" calcext:value-type="float">
            <text:p>116.7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04872" calcext:value-type="float">
            <text:p>116.7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87752" calcext:value-type="float">
            <text:p>116.8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78608" calcext:value-type="float">
            <text:p>116.8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9268" calcext:value-type="float">
            <text:p>116.6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20112" calcext:value-type="float">
            <text:p>116.7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80488" calcext:value-type="float">
            <text:p>116.6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90216" calcext:value-type="float">
            <text:p>116.7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72512" calcext:value-type="float">
            <text:p>116.8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32888" calcext:value-type="float">
            <text:p>116.8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05456" calcext:value-type="float">
            <text:p>116.8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02408" calcext:value-type="float">
            <text:p>116.8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65832" calcext:value-type="float">
            <text:p>116.7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96312" calcext:value-type="float">
            <text:p>116.7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78024" calcext:value-type="float">
            <text:p>116.7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71928" calcext:value-type="float">
            <text:p>116.7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2316" calcext:value-type="float">
            <text:p>116.7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95728" calcext:value-type="float">
            <text:p>116.6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53056" calcext:value-type="float">
            <text:p>116.6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4696" calcext:value-type="float">
            <text:p>116.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01824" calcext:value-type="float">
            <text:p>116.7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04872" calcext:value-type="float">
            <text:p>116.7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59152" calcext:value-type="float">
            <text:p>116.6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07336" calcext:value-type="float">
            <text:p>116.6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53056" calcext:value-type="float">
            <text:p>116.6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9268" calcext:value-type="float">
            <text:p>116.6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74392" calcext:value-type="float">
            <text:p>116.6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52472" calcext:value-type="float">
            <text:p>116.5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54936" calcext:value-type="float">
            <text:p>116.4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54936" calcext:value-type="float">
            <text:p>116.4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61032" calcext:value-type="float">
            <text:p>116.4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21408" calcext:value-type="float">
            <text:p>116.4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69592" calcext:value-type="float">
            <text:p>116.3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36064" calcext:value-type="float">
            <text:p>116.3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7264" calcext:value-type="float">
            <text:p>116.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82368" calcext:value-type="float">
            <text:p>116.4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2504" calcext:value-type="float">
            <text:p>116.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098" calcext:value-type="float">
            <text:p>116.5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91512" calcext:value-type="float">
            <text:p>116.4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21408" calcext:value-type="float">
            <text:p>116.4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45792" calcext:value-type="float">
            <text:p>116.4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6408" calcext:value-type="float">
            <text:p>116.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85416" calcext:value-type="float">
            <text:p>116.4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12848" calcext:value-type="float">
            <text:p>116.5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49424" calcext:value-type="float">
            <text:p>116.5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25624" calcext:value-type="float">
            <text:p>116.6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50008" calcext:value-type="float">
            <text:p>116.6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28672" calcext:value-type="float">
            <text:p>116.6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28672" calcext:value-type="float">
            <text:p>116.6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34768" calcext:value-type="float">
            <text:p>116.6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92096" calcext:value-type="float">
            <text:p>116.5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19528" calcext:value-type="float">
            <text:p>116.6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13432" calcext:value-type="float">
            <text:p>116.6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56104" calcext:value-type="float">
            <text:p>116.6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95728" calcext:value-type="float">
            <text:p>116.6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35352" calcext:value-type="float">
            <text:p>116.7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11552" calcext:value-type="float">
            <text:p>116.8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23744" calcext:value-type="float">
            <text:p>116.8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74976" calcext:value-type="float">
            <text:p>116.7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8412" calcext:value-type="float">
            <text:p>116.7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2984" calcext:value-type="float">
            <text:p>116.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54224" calcext:value-type="float">
            <text:p>116.8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7556" calcext:value-type="float">
            <text:p>116.8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72512" calcext:value-type="float">
            <text:p>116.8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99944" calcext:value-type="float">
            <text:p>116.8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3952" calcext:value-type="float">
            <text:p>116.9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8336" calcext:value-type="float">
            <text:p>116.9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652" calcext:value-type="float">
            <text:p>116.9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5184" calcext:value-type="float">
            <text:p>116.9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2992" calcext:value-type="float">
            <text:p>116.9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5184" calcext:value-type="float">
            <text:p>116.9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3096" calcext:value-type="float">
            <text:p>116.9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8336" calcext:value-type="float">
            <text:p>116.9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2992" calcext:value-type="float">
            <text:p>116.9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7556" calcext:value-type="float">
            <text:p>116.8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72512" calcext:value-type="float">
            <text:p>116.8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84704" calcext:value-type="float">
            <text:p>116.8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99944" calcext:value-type="float">
            <text:p>116.8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93848" calcext:value-type="float">
            <text:p>116.8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908" calcext:value-type="float">
            <text:p>116.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63368" calcext:value-type="float">
            <text:p>116.8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32888" calcext:value-type="float">
            <text:p>116.8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4508" calcext:value-type="float">
            <text:p>116.8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93848" calcext:value-type="float">
            <text:p>116.8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87752" calcext:value-type="float">
            <text:p>116.8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63368" calcext:value-type="float">
            <text:p>116.8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93848" calcext:value-type="float">
            <text:p>116.8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7" calcext:value-type="float">
            <text:p>116.9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3576" calcext:value-type="float">
            <text:p>117.0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2344" calcext:value-type="float">
            <text:p>117.0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43784" calcext:value-type="float">
            <text:p>117.1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50464" calcext:value-type="float">
            <text:p>117.2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20568" calcext:value-type="float">
            <text:p>117.3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72384" calcext:value-type="float">
            <text:p>117.3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75432" calcext:value-type="float">
            <text:p>117.3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23616" calcext:value-type="float">
            <text:p>117.3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32176" calcext:value-type="float">
            <text:p>117.2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04744" calcext:value-type="float">
            <text:p>117.2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29128" calcext:value-type="float">
            <text:p>117.2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07792" calcext:value-type="float">
            <text:p>117.2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46832" calcext:value-type="float">
            <text:p>117.1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01112" calcext:value-type="float">
            <text:p>117.1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1488" calcext:value-type="float">
            <text:p>117.0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24912" calcext:value-type="float">
            <text:p>117.0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9672" calcext:value-type="float">
            <text:p>117.0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8336" calcext:value-type="float">
            <text:p>116.9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6144" calcext:value-type="float">
            <text:p>116.9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3576" calcext:value-type="float">
            <text:p>117.0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15768" calcext:value-type="float">
            <text:p>117.0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0528" calcext:value-type="float">
            <text:p>117.0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3952" calcext:value-type="float">
            <text:p>116.9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2128" calcext:value-type="float">
            <text:p>116.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24328" calcext:value-type="float">
            <text:p>116.9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5184" calcext:value-type="float">
            <text:p>116.9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66416" calcext:value-type="float">
            <text:p>116.8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146" calcext:value-type="float">
            <text:p>116.8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29256" calcext:value-type="float">
            <text:p>116.7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19528" calcext:value-type="float">
            <text:p>116.6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7076" calcext:value-type="float">
            <text:p>116.5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15896" calcext:value-type="float">
            <text:p>116.5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6648" calcext:value-type="float">
            <text:p>116.4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2692" calcext:value-type="float">
            <text:p>116.3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80616" calcext:value-type="float">
            <text:p>116.1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64792" calcext:value-type="float">
            <text:p>116.0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97736" calcext:value-type="float">
            <text:p>115.9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34312" calcext:value-type="float">
            <text:p>116.0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92224" calcext:value-type="float">
            <text:p>116.0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9832" calcext:value-type="float">
            <text:p>116.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70888" calcext:value-type="float">
            <text:p>116.0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64792" calcext:value-type="float">
            <text:p>116.0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55648" calcext:value-type="float">
            <text:p>116.0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70888" calcext:value-type="float">
            <text:p>116.0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12976" calcext:value-type="float">
            <text:p>116.0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73352" calcext:value-type="float">
            <text:p>115.9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36776" calcext:value-type="float">
            <text:p>115.9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81912" calcext:value-type="float">
            <text:p>115.8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14856" calcext:value-type="float">
            <text:p>115.8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02664" calcext:value-type="float">
            <text:p>115.8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11808" calcext:value-type="float">
            <text:p>115.8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7828" calcext:value-type="float">
            <text:p>115.7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478" calcext:value-type="float">
            <text:p>115.7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23416" calcext:value-type="float">
            <text:p>115.7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0208" calcext:value-type="float">
            <text:p>115.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716" calcext:value-type="float">
            <text:p>115.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4112" calcext:value-type="float">
            <text:p>115.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16736" calcext:value-type="float">
            <text:p>115.6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99032" calcext:value-type="float">
            <text:p>115.6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69136" calcext:value-type="float">
            <text:p>115.7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02664" calcext:value-type="float">
            <text:p>115.8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91056" calcext:value-type="float">
            <text:p>115.8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67256" calcext:value-type="float">
            <text:p>115.9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82496" calcext:value-type="float">
            <text:p>115.9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6116" calcext:value-type="float">
            <text:p>115.9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09928" calcext:value-type="float">
            <text:p>116.0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12976" calcext:value-type="float">
            <text:p>116.0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42872" calcext:value-type="float">
            <text:p>115.9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8496" calcext:value-type="float">
            <text:p>115.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75816" calcext:value-type="float">
            <text:p>115.8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45336" calcext:value-type="float">
            <text:p>115.8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7048" calcext:value-type="float">
            <text:p>115.8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05712" calcext:value-type="float">
            <text:p>115.8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478" calcext:value-type="float">
            <text:p>115.7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38656" calcext:value-type="float">
            <text:p>115.7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05128" calcext:value-type="float">
            <text:p>115.7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68552" calcext:value-type="float">
            <text:p>115.6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92352" calcext:value-type="float">
            <text:p>115.5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31392" calcext:value-type="float">
            <text:p>115.5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37488" calcext:value-type="float">
            <text:p>115.5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25296" calcext:value-type="float">
            <text:p>115.5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55192" calcext:value-type="float">
            <text:p>115.4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57656" calcext:value-type="float">
            <text:p>115.3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54024" calcext:value-type="float">
            <text:p>115.2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9536" calcext:value-type="float">
            <text:p>115.1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89432" calcext:value-type="float">
            <text:p>115.0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55904" calcext:value-type="float">
            <text:p>115.0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83336" calcext:value-type="float">
            <text:p>115.0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2296" calcext:value-type="float">
            <text:p>115.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2296" calcext:value-type="float">
            <text:p>115.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13232" calcext:value-type="float">
            <text:p>115.0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52272" calcext:value-type="float">
            <text:p>114.9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4864" calcext:value-type="float">
            <text:p>114.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27304" calcext:value-type="float">
            <text:p>114.8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1816" calcext:value-type="float">
            <text:p>114.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51104" calcext:value-type="float">
            <text:p>114.7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68808" calcext:value-type="float">
            <text:p>114.6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16992" calcext:value-type="float">
            <text:p>114.6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92608" calcext:value-type="float">
            <text:p>114.5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65176" calcext:value-type="float">
            <text:p>114.5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80416" calcext:value-type="float">
            <text:p>114.5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5052" calcext:value-type="float">
            <text:p>114.6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84048" calcext:value-type="float">
            <text:p>114.6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59664" calcext:value-type="float">
            <text:p>114.6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74904" calcext:value-type="float">
            <text:p>114.6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63296" calcext:value-type="float">
            <text:p>114.7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39496" calcext:value-type="float">
            <text:p>114.8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76072" calcext:value-type="float">
            <text:p>114.8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96824" calcext:value-type="float">
            <text:p>114.7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47472" calcext:value-type="float">
            <text:p>114.6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5-19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59664" calcext:value-type="float">
            <text:p>114.6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81" calcext:value-type="float">
            <text:p>114.6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02336" calcext:value-type="float">
            <text:p>114.7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99288" calcext:value-type="float">
            <text:p>114.6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77952" calcext:value-type="float">
            <text:p>114.6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53568" calcext:value-type="float">
            <text:p>114.6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16992" calcext:value-type="float">
            <text:p>114.6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01752" calcext:value-type="float">
            <text:p>114.6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98704" calcext:value-type="float">
            <text:p>114.5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49936" calcext:value-type="float">
            <text:p>114.5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85928" calcext:value-type="float">
            <text:p>114.4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19456" calcext:value-type="float">
            <text:p>114.5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8956" calcext:value-type="float">
            <text:p>114.5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86512" calcext:value-type="float">
            <text:p>114.5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38328" calcext:value-type="float">
            <text:p>114.6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23672" calcext:value-type="float">
            <text:p>114.7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84048" calcext:value-type="float">
            <text:p>114.6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20624" calcext:value-type="float">
            <text:p>114.7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32816" calcext:value-type="float">
            <text:p>114.7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90144" calcext:value-type="float">
            <text:p>114.6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23672" calcext:value-type="float">
            <text:p>114.7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84632" calcext:value-type="float">
            <text:p>114.7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09016" calcext:value-type="float">
            <text:p>114.8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4864" calcext:value-type="float">
            <text:p>114.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93776" calcext:value-type="float">
            <text:p>114.7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23672" calcext:value-type="float">
            <text:p>114.7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02336" calcext:value-type="float">
            <text:p>114.7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69392" calcext:value-type="float">
            <text:p>114.7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8768" calcext:value-type="float">
            <text:p>114.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23672" calcext:value-type="float">
            <text:p>114.7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15112" calcext:value-type="float">
            <text:p>114.8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39496" calcext:value-type="float">
            <text:p>114.8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42544" calcext:value-type="float">
            <text:p>114.8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76072" calcext:value-type="float">
            <text:p>114.8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27304" calcext:value-type="float">
            <text:p>114.8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57784" calcext:value-type="float">
            <text:p>114.8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8768" calcext:value-type="float">
            <text:p>114.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12064" calcext:value-type="float">
            <text:p>114.8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7912" calcext:value-type="float">
            <text:p>114.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69976" calcext:value-type="float">
            <text:p>114.8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0104" calcext:value-type="float">
            <text:p>115.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37616" calcext:value-type="float">
            <text:p>115.0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68096" calcext:value-type="float">
            <text:p>115.0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19912" calcext:value-type="float">
            <text:p>115.1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47344" calcext:value-type="float">
            <text:p>115.1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1352" calcext:value-type="float">
            <text:p>115.2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47928" calcext:value-type="float">
            <text:p>115.2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66216" calcext:value-type="float">
            <text:p>115.2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7536" calcext:value-type="float">
            <text:p>115.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93064" calcext:value-type="float">
            <text:p>115.1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26008" calcext:value-type="float">
            <text:p>115.1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02208" calcext:value-type="float">
            <text:p>115.2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02792" calcext:value-type="float">
            <text:p>115.3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33272" calcext:value-type="float">
            <text:p>115.3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2108" calcext:value-type="float">
            <text:p>115.3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84504" calcext:value-type="float">
            <text:p>115.2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08304" calcext:value-type="float">
            <text:p>115.2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16864" calcext:value-type="float">
            <text:p>115.1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98576" calcext:value-type="float">
            <text:p>115.0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44296" calcext:value-type="float">
            <text:p>115.1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41248" calcext:value-type="float">
            <text:p>115.1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83336" calcext:value-type="float">
            <text:p>115.0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858" calcext:value-type="float">
            <text:p>114.9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25424" calcext:value-type="float">
            <text:p>115.0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55904" calcext:value-type="float">
            <text:p>115.0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13816" calcext:value-type="float">
            <text:p>115.1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01624" calcext:value-type="float">
            <text:p>115.1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19912" calcext:value-type="float">
            <text:p>115.1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20496" calcext:value-type="float">
            <text:p>115.2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20496" calcext:value-type="float">
            <text:p>115.2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4488" calcext:value-type="float">
            <text:p>115.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41832" calcext:value-type="float">
            <text:p>115.2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99744" calcext:value-type="float">
            <text:p>115.2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33272" calcext:value-type="float">
            <text:p>115.3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5156" calcext:value-type="float">
            <text:p>115.3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5156" calcext:value-type="float">
            <text:p>115.3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94816" calcext:value-type="float">
            <text:p>115.4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89304" calcext:value-type="float">
            <text:p>115.5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01496" calcext:value-type="float">
            <text:p>115.6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5636" calcext:value-type="float">
            <text:p>115.6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74648" calcext:value-type="float">
            <text:p>115.6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35608" calcext:value-type="float">
            <text:p>115.7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0876" calcext:value-type="float">
            <text:p>115.8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4" calcext:value-type="float">
            <text:p>115.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66088" calcext:value-type="float">
            <text:p>115.7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3924" calcext:value-type="float">
            <text:p>115.8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05128" calcext:value-type="float">
            <text:p>115.7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5636" calcext:value-type="float">
            <text:p>115.6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38656" calcext:value-type="float">
            <text:p>115.7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78864" calcext:value-type="float">
            <text:p>115.8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57528" calcext:value-type="float">
            <text:p>115.8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4" calcext:value-type="float">
            <text:p>115.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56944" calcext:value-type="float">
            <text:p>115.7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7048" calcext:value-type="float">
            <text:p>115.8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5448" calcext:value-type="float">
            <text:p>115.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91056" calcext:value-type="float">
            <text:p>115.8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4592" calcext:value-type="float">
            <text:p>115.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96568" calcext:value-type="float">
            <text:p>115.7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14856" calcext:value-type="float">
            <text:p>115.8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66088" calcext:value-type="float">
            <text:p>115.7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95984" calcext:value-type="float">
            <text:p>115.6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716" calcext:value-type="float">
            <text:p>115.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16736" calcext:value-type="float">
            <text:p>115.6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07592" calcext:value-type="float">
            <text:p>115.6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31392" calcext:value-type="float">
            <text:p>115.5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94232" calcext:value-type="float">
            <text:p>115.3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50976" calcext:value-type="float">
            <text:p>115.2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0392" calcext:value-type="float">
            <text:p>115.1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41248" calcext:value-type="float">
            <text:p>115.1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9536" calcext:value-type="float">
            <text:p>115.1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6868" calcext:value-type="float">
            <text:p>115.1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32688" calcext:value-type="float">
            <text:p>115.2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74776" calcext:value-type="float">
            <text:p>115.1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05256" calcext:value-type="float">
            <text:p>115.2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6868" calcext:value-type="float">
            <text:p>115.1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13232" calcext:value-type="float">
            <text:p>115.0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71144" calcext:value-type="float">
            <text:p>115.0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344" calcext:value-type="float">
            <text:p>115.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1352" calcext:value-type="float">
            <text:p>115.2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38784" calcext:value-type="float">
            <text:p>115.2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41248" calcext:value-type="float">
            <text:p>115.1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52856" calcext:value-type="float">
            <text:p>115.0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04672" calcext:value-type="float">
            <text:p>115.1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35152" calcext:value-type="float">
            <text:p>115.1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08304" calcext:value-type="float">
            <text:p>115.2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02208" calcext:value-type="float">
            <text:p>115.2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7448" calcext:value-type="float">
            <text:p>115.2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57072" calcext:value-type="float">
            <text:p>115.2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5156" calcext:value-type="float">
            <text:p>115.3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52144" calcext:value-type="float">
            <text:p>115.4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61288" calcext:value-type="float">
            <text:p>115.4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00328" calcext:value-type="float">
            <text:p>115.4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22248" calcext:value-type="float">
            <text:p>115.5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37488" calcext:value-type="float">
            <text:p>115.5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0396" calcext:value-type="float">
            <text:p>115.5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00912" calcext:value-type="float">
            <text:p>115.5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47216" calcext:value-type="float">
            <text:p>115.6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26592" calcext:value-type="float">
            <text:p>115.2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84504" calcext:value-type="float">
            <text:p>115.2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33272" calcext:value-type="float">
            <text:p>115.3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5156" calcext:value-type="float">
            <text:p>115.3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54608" calcext:value-type="float">
            <text:p>115.3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54608" calcext:value-type="float">
            <text:p>115.3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42416" calcext:value-type="float">
            <text:p>115.3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56132" calcext:value-type="float">
            <text:p>115.3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4488" calcext:value-type="float">
            <text:p>115.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26592" calcext:value-type="float">
            <text:p>115.2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77824" calcext:value-type="float">
            <text:p>115.1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325612" calcext:value-type="float">
            <text:p>115.132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78291870968" calcext:value-type="float">
            <text:p>115.578291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194024" calcext:value-type="float">
            <text:p>115.9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47597419355" calcext:value-type="float">
            <text:p>115.8475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38452" calcext:value-type="float">
            <text:p>116.13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46037806452" calcext:value-type="float">
            <text:p>116.446037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68632516129" calcext:value-type="float">
            <text:p>115.96863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471904" calcext:value-type="float">
            <text:p>115.7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79355612903" calcext:value-type="float">
            <text:p>115.879355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5824" calcext:value-type="float">
            <text:p>115.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20957935484" calcext:value-type="float">
            <text:p>115.720957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95277931035" calcext:value-type="float">
            <text:p>116.19527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757904" calcext:value-type="float">
            <text:p>115.9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917152" calcext:value-type="float">
            <text:p>116.49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871424" calcext:value-type="float">
            <text:p>116.8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12792903226" calcext:value-type="float">
            <text:p>116.6127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560528" calcext:value-type="float">
            <text:p>116.8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550616" calcext:value-type="float">
            <text:p>117.1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6822" calcext:value-type="float">
            <text:p>116.56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913088" calcext:value-type="float">
            <text:p>116.49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34866322581" calcext:value-type="float">
            <text:p>116.634866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110704" calcext:value-type="float">
            <text:p>116.31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05910322581" calcext:value-type="float">
            <text:p>116.6059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3066285714" calcext:value-type="float">
            <text:p>116.953066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50794580645" calcext:value-type="float">
            <text:p>116.650794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72124645161" calcext:value-type="float">
            <text:p>116.772124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061928" calcext:value-type="float">
            <text:p>116.70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86438193548" calcext:value-type="float">
            <text:p>117.486438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634432" calcext:value-type="float">
            <text:p>117.36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46033548387" calcext:value-type="float">
            <text:p>117.3460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40521548387" calcext:value-type="float">
            <text:p>117.440521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531328" calcext:value-type="float">
            <text:p>116.35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54509677419" calcext:value-type="float">
            <text:p>115.354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220448" calcext:value-type="float">
            <text:p>115.52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62092387097" calcext:value-type="float">
            <text:p>115.162092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23554285714" calcext:value-type="float">
            <text:p>115.5235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69079225806" calcext:value-type="float">
            <text:p>115.069079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62354322581" calcext:value-type="float">
            <text:p>114.062354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648216" calcext:value-type="float">
            <text:p>113.96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08345548387" calcext:value-type="float">
            <text:p>114.508345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3302" calcext:value-type="float">
            <text:p>114.33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98236129032" calcext:value-type="float">
            <text:p>114.1982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49474064516" calcext:value-type="float">
            <text:p>114.049474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65152" calcext:value-type="float">
            <text:p>113.8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3251354839" calcext:value-type="float">
            <text:p>113.693251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245128" calcext:value-type="float">
            <text:p>113.42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37976258065" calcext:value-type="float">
            <text:p>113.937976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70370285714" calcext:value-type="float">
            <text:p>113.670370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75946580645" calcext:value-type="float">
            <text:p>113.675946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49769032258" calcext:value-type="float">
            <text:p>114.0497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004072" calcext:value-type="float">
            <text:p>113.90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13100645161" calcext:value-type="float">
            <text:p>113.9131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00204" calcext:value-type="float">
            <text:p>113.90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57125419355" calcext:value-type="float">
            <text:p>114.357125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26122451613" calcext:value-type="float">
            <text:p>114.026122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42952" calcext:value-type="float">
            <text:p>114.0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22476903226" calcext:value-type="float">
            <text:p>113.322476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111008" calcext:value-type="float">
            <text:p>113.81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47531354839" calcext:value-type="float">
            <text:p>113.647531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31343724138" calcext:value-type="float">
            <text:p>113.831343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61740645161" calcext:value-type="float">
            <text:p>114.4617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64597935484" calcext:value-type="float">
            <text:p>114.364597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947928" calcext:value-type="float">
            <text:p>114.3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30334193548" calcext:value-type="float">
            <text:p>115.1303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910072" calcext:value-type="float">
            <text:p>114.8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54244387097" calcext:value-type="float">
            <text:p>114.854244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06921548387" calcext:value-type="float">
            <text:p>115.306921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832352" calcext:value-type="float">
            <text:p>114.68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1071716129" calcext:value-type="float">
            <text:p>114.310717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430016" calcext:value-type="float">
            <text:p>114.64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9713083871" calcext:value-type="float">
            <text:p>114.597130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73122571429" calcext:value-type="float">
            <text:p>114.573122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16716516129" calcext:value-type="float">
            <text:p>115.11671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716528" calcext:value-type="float">
            <text:p>114.67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585464" calcext:value-type="float">
            <text:p>114.65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21774193548" calcext:value-type="float">
            <text:p>115.221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084816" calcext:value-type="float">
            <text:p>115.30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75015870968" calcext:value-type="float">
            <text:p>115.275015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08850709677" calcext:value-type="float">
            <text:p>115.108850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7338" calcext:value-type="float">
            <text:p>114.6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18577032258" calcext:value-type="float">
            <text:p>114.418577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350512" calcext:value-type="float">
            <text:p>114.73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76428" calcext:value-type="float">
            <text:p>114.6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1336" calcext:value-type="float">
            <text:p>114.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51595612903" calcext:value-type="float">
            <text:p>114.751595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87900387097" calcext:value-type="float">
            <text:p>114.387900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535176" calcext:value-type="float">
            <text:p>114.45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6347483871" calcext:value-type="float">
            <text:p>115.0634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595104" calcext:value-type="float">
            <text:p>115.2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35771612903" calcext:value-type="float">
            <text:p>114.6357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46925290323" calcext:value-type="float">
            <text:p>114.746925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554752" calcext:value-type="float">
            <text:p>113.55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94651612903" calcext:value-type="float">
            <text:p>113.294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298968" calcext:value-type="float">
            <text:p>113.82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5481316129" calcext:value-type="float">
            <text:p>113.554813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12527428571" calcext:value-type="float">
            <text:p>113.512527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67282322581" calcext:value-type="float">
            <text:p>113.867282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97914064516" calcext:value-type="float">
            <text:p>112.997914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642644" calcext:value-type="float">
            <text:p>113.16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3581316129" calcext:value-type="float">
            <text:p>113.935813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802648" calcext:value-type="float">
            <text:p>113.98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93308129032" calcext:value-type="float">
            <text:p>114.393308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10284903226" calcext:value-type="float">
            <text:p>113.310284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53192" calcext:value-type="float">
            <text:p>112.1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12519225807" calcext:value-type="float">
            <text:p>112.112519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94112" calcext:value-type="float">
            <text:p>111.51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94052387097" calcext:value-type="float">
            <text:p>111.794052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8001655172" calcext:value-type="float">
            <text:p>111.528001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5807612903" calcext:value-type="float">
            <text:p>111.875807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09259354839" calcext:value-type="float">
            <text:p>110.7092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607632" calcext:value-type="float">
            <text:p>111.16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96349419355" calcext:value-type="float">
            <text:p>111.196349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296736" calcext:value-type="float">
            <text:p>111.12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23425419355" calcext:value-type="float">
            <text:p>111.423425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32943225807" calcext:value-type="float">
            <text:p>110.9329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136992" calcext:value-type="float">
            <text:p>110.01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34390967742" calcext:value-type="float">
            <text:p>109.7343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756504" calcext:value-type="float">
            <text:p>109.77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687408" calcext:value-type="float">
            <text:p>110.16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12879142857" calcext:value-type="float">
            <text:p>110.012879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89341419355" calcext:value-type="float">
            <text:p>109.989341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49300387097" calcext:value-type="float">
            <text:p>110.349300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062056" calcext:value-type="float">
            <text:p>110.30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95972258065" calcext:value-type="float">
            <text:p>110.0959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12112" calcext:value-type="float">
            <text:p>110.68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44869935484" calcext:value-type="float">
            <text:p>110.444869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7874193548" calcext:value-type="float">
            <text:p>110.6878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577168" calcext:value-type="float">
            <text:p>110.35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88635354839" calcext:value-type="float">
            <text:p>110.288635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684104" calcext:value-type="float">
            <text:p>110.26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62401032258" calcext:value-type="float">
            <text:p>109.962401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7307714286" calcext:value-type="float">
            <text:p>110.067307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45477677419" calcext:value-type="float">
            <text:p>110.145477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1170967742" calcext:value-type="float">
            <text:p>110.6411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60449806452" calcext:value-type="float">
            <text:p>111.360449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689928" calcext:value-type="float">
            <text:p>111.16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1507612903" calcext:value-type="float">
            <text:p>111.761507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9174064516" calcext:value-type="float">
            <text:p>111.649174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50908" calcext:value-type="float">
            <text:p>111.15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88733655172" calcext:value-type="float">
            <text:p>111.288733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65484" calcext:value-type="float">
            <text:p>111.626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87464774194" calcext:value-type="float">
            <text:p>111.787464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9382857143" calcext:value-type="float">
            <text:p>111.5393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8702709677" calcext:value-type="float">
            <text:p>111.638702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645704" calcext:value-type="float">
            <text:p>112.56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80904275862" calcext:value-type="float">
            <text:p>112.180904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795572" calcext:value-type="float">
            <text:p>112.17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34647724138" calcext:value-type="float">
            <text:p>112.834647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583208" calcext:value-type="float">
            <text:p>113.15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324392" calcext:value-type="float">
            <text:p>112.63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04739862069" calcext:value-type="float">
            <text:p>112.704739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863876" calcext:value-type="float">
            <text:p>113.286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24318758621" calcext:value-type="float">
            <text:p>113.224318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215416" calcext:value-type="float">
            <text:p>113.12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95673714286" calcext:value-type="float">
            <text:p>112.995673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1490920729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98180444444" calcext:value-type="float">
            <text:p>112.498180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0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934" meta:object-count="0"/>
    <meta:user-defined meta:name="AppVersion">3.0</meta:user-defined>
  </office:meta>
</office:document-meta>
</file>